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70C8B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f52" officeooo:paragraph-rsid="0015af52"/>
    </style:style>
    <style:style style:name="P2" style:family="paragraph" style:parent-style-name="Standard">
      <style:paragraph-properties fo:text-align="center" style:justify-single-word="false"/>
      <style:text-properties style:font-name="Linux Biolinum O" fo:font-size="24pt" officeooo:rsid="0015af52" officeooo:paragraph-rsid="0015af5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nux Biolinum O" fo:font-size="40pt" officeooo:rsid="0015af52" officeooo:paragraph-rsid="0015af52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color="#c5000b" style:font-name="Linux Biolinum O" fo:font-size="16pt" officeooo:rsid="0015af52" officeooo:paragraph-rsid="0015af52" style:font-size-asian="16pt" style:font-size-complex="16pt"/>
    </style:style>
    <style:style style:name="P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4586" style:text-outline="true" style:font-name="Linux Biolinum O" fo:font-size="60pt" fo:text-shadow="1pt 1pt" officeooo:rsid="0015af52" officeooo:paragraph-rsid="0015af52" fo:background-color="transparent" style:font-size-asian="60pt" style:font-size-complex="60pt"/>
    </style:style>
    <style:style style:name="T1" style:family="text">
      <style:text-properties style:font-name="Linux Biolinum O" fo:font-size="80pt" fo:font-style="normal" fo:text-shadow="1pt 1pt" fo:font-weight="normal" style:font-size-asian="80pt" style:font-style-asian="normal" style:font-weight-asian="normal" style:font-size-complex="80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9.029cm" svg:height="9.029cm" draw:z-index="0"><draw:image xlink:href="Pictures/10000201000001000000010070C8BE15.png" xlink:type="simple" xlink:show="embed" xlink:actuate="onLoad"/></draw:frame></text:p>
      <text:p text:style-name="P1"/>
      <text:p text:style-name="P1"><text:span text:style-name="T1">SPPAS</text:span></text:p>
      <text:p text:style-name="P3"/>
      <text:p text:style-name="P5">Document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(c) 2011-2015 - Brigitte Bi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09:22:11.442092648</meta:creation-date>
    <dc:date>2015-01-22T09:28:35.859848358</dc:date>
    <meta:editing-duration>PT6M24S</meta:editing-duration>
    <meta:editing-cycles>1</meta:editing-cycles>
    <meta:document-statistic meta:table-count="0" meta:image-count="1" meta:object-count="0" meta:page-count="1" meta:paragraph-count="3" meta:word-count="7" meta:character-count="47" meta:non-whitespace-character-count="43"/>
    <meta:generator>LibreOffice/4.3.3.2$Linux_X86_64 LibreOffice_project/430m0$Build-2</meta:generator>
  </office:meta>
</office:document-meta>
</file>